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340" officeooo:paragraph-rsid="000ba858"/>
    </style:style>
    <style:style style:name="T1" style:family="text">
      <style:text-properties officeooo:rsid="000ba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 is an expression driven lanugage,</text:span></text:p>
      <text:p text:style-name="P1"><text:span text:style-name="T1">It has interpreter not compiler</text:span></text:p>
      <text:p text:style-name="P1"><text:span text:style-name="T1">Similar to LISP.</text:span></text:p>
      <text:p text:style-name="P1"><text:span text:style-name="T1">Statements in one lin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5:02:29.390525842</meta:creation-date>
    <dc:date>2015-09-25T15:42:59.371474622</dc:date>
    <meta:editing-duration>PT40M1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8" meta:character-count="105" meta:non-whitespace-character-count="90"/>
  </office:meta>
</office:document-meta>
</file>